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11.24mm"/>
    </style:style>
    <style:style style:name="co5" style:family="table-column">
      <style:table-column-properties fo:break-before="auto" style:column-width="25.9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List of Countries by number of Internet Users - 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Country or Area</text:p>
          </table:table-cell>
          <table:table-cell office:value-type="string" calcext:value-type="string">
            <text:p>Internet User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Absolute Rank</text:p>
          </table:table-cell>
          <table:table-cell table:style-name="Default" office:value-type="string" calcext:value-type="string">
            <text:p>Percentage</text:p>
          </table:table-cell>
          <table:table-cell office:value-type="string" calcext:value-type="string">
            <text:p>Rank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765367947" calcext:value-type="float">
            <text:p>765367947</text:p>
          </table:table-cell>
          <table:table-cell office:value-type="float" office:value="1409517397" calcext:value-type="float">
            <text:p>14095173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.30%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461347554" calcext:value-type="float">
            <text:p>461347554</text:p>
          </table:table-cell>
          <table:table-cell office:value-type="float" office:value="1339180127" calcext:value-type="float">
            <text:p>1339180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.45%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244090854" calcext:value-type="float">
            <text:p>244090854</text:p>
          </table:table-cell>
          <table:table-cell office:value-type="float" office:value="324459463" calcext:value-type="float">
            <text:p>3244594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.23%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141206801" calcext:value-type="float">
            <text:p>141206801</text:p>
          </table:table-cell>
          <table:table-cell office:value-type="float" office:value="209288278" calcext:value-type="float">
            <text:p>2092882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7.47%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115845120" calcext:value-type="float">
            <text:p>115845120</text:p>
          </table:table-cell>
          <table:table-cell office:value-type="float" office:value="127484450" calcext:value-type="float">
            <text:p>1274844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.87%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109446612" calcext:value-type="float">
            <text:p>109446612</text:p>
          </table:table-cell>
          <table:table-cell office:value-type="float" office:value="143989754" calcext:value-type="float">
            <text:p>1439897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6.01%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85242816" calcext:value-type="float">
            <text:p>85242816</text:p>
          </table:table-cell>
          <table:table-cell office:value-type="float" office:value="263991379" calcext:value-type="float">
            <text:p>2639913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2.29%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82470752" calcext:value-type="float">
            <text:p>82470752</text:p>
          </table:table-cell>
          <table:table-cell office:value-type="float" office:value="129163276" calcext:value-type="float">
            <text:p>1291632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3.85%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69304405" calcext:value-type="float">
            <text:p>69304405</text:p>
          </table:table-cell>
          <table:table-cell office:value-type="float" office:value="82114224" calcext:value-type="float">
            <text:p>821142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4.40%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63003313" calcext:value-type="float">
            <text:p>63003313</text:p>
          </table:table-cell>
          <table:table-cell office:value-type="float" office:value="104918090" calcext:value-type="float">
            <text:p>1049180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0.05%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62621016" calcext:value-type="float">
            <text:p>62621016</text:p>
          </table:table-cell>
          <table:table-cell office:value-type="float" office:value="66181585" calcext:value-type="float">
            <text:p>6618158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94.62%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61837331" calcext:value-type="float">
            <text:p>61837331</text:p>
          </table:table-cell>
          <table:table-cell office:value-type="float" office:value="220800300" calcext:value-type="float">
            <text:p>2208003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0.68%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52308536" calcext:value-type="float">
            <text:p>52308536</text:p>
          </table:table-cell>
          <table:table-cell office:value-type="float" office:value="64979548" calcext:value-type="float">
            <text:p>649795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80.50%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52225879" calcext:value-type="float">
            <text:p>52225879</text:p>
          </table:table-cell>
          <table:table-cell office:value-type="float" office:value="80745020" calcext:value-type="float">
            <text:p>807450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4.68%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49038556" calcext:value-type="float">
            <text:p>49038556</text:p>
          </table:table-cell>
          <table:table-cell office:value-type="float" office:value="81162788" calcext:value-type="float">
            <text:p>8116278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0.42%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48484084" calcext:value-type="float">
            <text:p>48484084</text:p>
          </table:table-cell>
          <table:table-cell office:value-type="float" office:value="50982212" calcext:value-type="float">
            <text:p>509822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5.10%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47359575" calcext:value-type="float">
            <text:p>47359575</text:p>
          </table:table-cell>
          <table:table-cell office:value-type="float" office:value="95540800" calcext:value-type="float">
            <text:p>955408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9.57%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43850141" calcext:value-type="float">
            <text:p>43850141</text:p>
          </table:table-cell>
          <table:table-cell office:value-type="float" office:value="97553151" calcext:value-type="float">
            <text:p>9755315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4.95%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39215756" calcext:value-type="float">
            <text:p>39215756</text:p>
          </table:table-cell>
          <table:table-cell office:value-type="float" office:value="46354321" calcext:value-type="float">
            <text:p>463543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84.60%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36513941" calcext:value-type="float">
            <text:p>36513941</text:p>
          </table:table-cell>
          <table:table-cell office:value-type="float" office:value="69037513" calcext:value-type="float">
            <text:p>690375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2.89%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36387619" calcext:value-type="float">
            <text:p>36387619</text:p>
          </table:table-cell>
          <table:table-cell office:value-type="float" office:value="59359900" calcext:value-type="float">
            <text:p>593599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1.30%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33950632" calcext:value-type="float">
            <text:p>33950632</text:p>
          </table:table-cell>
          <table:table-cell office:value-type="float" office:value="36624199" calcext:value-type="float">
            <text:p>3662419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2.70%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33561876" calcext:value-type="float">
            <text:p>33561876</text:p>
          </table:table-cell>
          <table:table-cell office:value-type="float" office:value="44271041" calcext:value-type="float">
            <text:p>442710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5.81%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31858027" calcext:value-type="float">
            <text:p>31858027</text:p>
          </table:table-cell>
          <table:table-cell office:value-type="float" office:value="56717156" calcext:value-type="float">
            <text:p>567171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6.17%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30557175" calcext:value-type="float">
            <text:p>30557175</text:p>
          </table:table-cell>
          <table:table-cell office:value-type="float" office:value="190015955" calcext:value-type="float">
            <text:p>1900159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7.51%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30548252" calcext:value-type="float">
            <text:p>30548252</text:p>
          </table:table-cell>
          <table:table-cell office:value-type="float" office:value="49065615" calcext:value-type="float">
            <text:p>490656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2.26%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30530435" calcext:value-type="float">
            <text:p>30530435</text:p>
          </table:table-cell>
          <table:table-cell office:value-type="float" office:value="164669751" calcext:value-type="float">
            <text:p>16466975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8.02%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9005924" calcext:value-type="float">
            <text:p>29005924</text:p>
          </table:table-cell>
          <table:table-cell office:value-type="float" office:value="38170712" calcext:value-type="float">
            <text:p>381707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5.99%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7048861" calcext:value-type="float">
            <text:p>27048861</text:p>
          </table:table-cell>
          <table:table-cell office:value-type="float" office:value="32938213" calcext:value-type="float">
            <text:p>329382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2.12%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5343685" calcext:value-type="float">
            <text:p>25343685</text:p>
          </table:table-cell>
          <table:table-cell office:value-type="float" office:value="31624264" calcext:value-type="float">
            <text:p>3162426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0.14%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5260147" calcext:value-type="float">
            <text:p>25260147</text:p>
          </table:table-cell>
          <table:table-cell office:value-type="float" office:value="44222947" calcext:value-type="float">
            <text:p>4422294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7.12%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2072765" calcext:value-type="float">
            <text:p>22072765</text:p>
          </table:table-cell>
          <table:table-cell office:value-type="float" office:value="35739580" calcext:value-type="float">
            <text:p>357395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1.76%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21920626" calcext:value-type="float">
            <text:p>21920626</text:p>
          </table:table-cell>
          <table:table-cell office:value-type="float" office:value="23626456" calcext:value-type="float">
            <text:p>2362645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2.78%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1159515" calcext:value-type="float">
            <text:p>21159515</text:p>
          </table:table-cell>
          <table:table-cell office:value-type="float" office:value="24450561" calcext:value-type="float">
            <text:p>2445056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6.54%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0564451" calcext:value-type="float">
            <text:p>20564451</text:p>
          </table:table-cell>
          <table:table-cell office:value-type="float" office:value="31977065" calcext:value-type="float">
            <text:p>3197706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4.31%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19704622" calcext:value-type="float">
            <text:p>19704622</text:p>
          </table:table-cell>
          <table:table-cell office:value-type="float" office:value="41318142" calcext:value-type="float">
            <text:p>4131814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7.69%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9543075" calcext:value-type="float">
            <text:p>19543075</text:p>
          </table:table-cell>
          <table:table-cell office:value-type="float" office:value="104957438" calcext:value-type="float">
            <text:p>1049574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8.62%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18892351" calcext:value-type="float">
            <text:p>18892351</text:p>
          </table:table-cell>
          <table:table-cell office:value-type="float" office:value="38274618" calcext:value-type="float">
            <text:p>382746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9.36%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16692456" calcext:value-type="float">
            <text:p>16692456</text:p>
          </table:table-cell>
          <table:table-cell office:value-type="float" office:value="31910641" calcext:value-type="float">
            <text:p>3191064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2.31%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16374103" calcext:value-type="float">
            <text:p>16374103</text:p>
          </table:table-cell>
          <table:table-cell office:value-type="float" office:value="53370609" calcext:value-type="float">
            <text:p>5337060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0.68%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5877494" calcext:value-type="float">
            <text:p>15877494</text:p>
          </table:table-cell>
          <table:table-cell office:value-type="float" office:value="17035938" calcext:value-type="float">
            <text:p>1703593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93.20%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15674241" calcext:value-type="float">
            <text:p>15674241</text:p>
          </table:table-cell>
          <table:table-cell office:value-type="float" office:value="32165485" calcext:value-type="float">
            <text:p>3216548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8.73%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4864456" calcext:value-type="float">
            <text:p>14864456</text:p>
          </table:table-cell>
          <table:table-cell office:value-type="float" office:value="18054726" calcext:value-type="float">
            <text:p>180547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2.33%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13913699" calcext:value-type="float">
            <text:p>13913699</text:p>
          </table:table-cell>
          <table:table-cell office:value-type="float" office:value="18204499" calcext:value-type="float">
            <text:p>1820449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6.43%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2545558" calcext:value-type="float">
            <text:p>12545558</text:p>
          </table:table-cell>
          <table:table-cell office:value-type="float" office:value="19679306" calcext:value-type="float">
            <text:p>1967930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63.75%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12512639" calcext:value-type="float">
            <text:p>12512639</text:p>
          </table:table-cell>
          <table:table-cell office:value-type="float" office:value="40533330" calcext:value-type="float">
            <text:p>4053333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0.87%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10922179" calcext:value-type="float">
            <text:p>10922179</text:p>
          </table:table-cell>
          <table:table-cell office:value-type="float" office:value="28833629" calcext:value-type="float">
            <text:p>288336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7.88%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Ivory Coast</text:p>
          </table:table-cell>
          <table:table-cell office:value-type="float" office:value="10650818" calcext:value-type="float">
            <text:p>10650818</text:p>
          </table:table-cell>
          <table:table-cell office:value-type="float" office:value="24294750" calcext:value-type="float">
            <text:p>242947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3.84%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10162807" calcext:value-type="float">
            <text:p>10162807</text:p>
          </table:table-cell>
          <table:table-cell office:value-type="float" office:value="42862958" calcext:value-type="float">
            <text:p>4286295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3.71%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0021242" calcext:value-type="float">
            <text:p>10021242</text:p>
          </table:table-cell>
          <table:table-cell office:value-type="float" office:value="11429336" calcext:value-type="float">
            <text:p>114293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7.68%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9554907" calcext:value-type="float">
            <text:p>9554907</text:p>
          </table:table-cell>
          <table:table-cell office:value-type="float" office:value="9910701" calcext:value-type="float">
            <text:p>991070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6.41%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9521056" calcext:value-type="float">
            <text:p>9521056</text:p>
          </table:table-cell>
          <table:table-cell office:value-type="float" office:value="16624858" calcext:value-type="float">
            <text:p>1662485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7.27%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9169603" calcext:value-type="float">
            <text:p>9169603</text:p>
          </table:table-cell>
          <table:table-cell office:value-type="float" office:value="57310019" calcext:value-type="float">
            <text:p>573100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6.00%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8913217" calcext:value-type="float">
            <text:p>8913217</text:p>
          </table:table-cell>
          <table:table-cell office:value-type="float" office:value="9400145" calcext:value-type="float">
            <text:p>940014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4.82%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8861485" calcext:value-type="float">
            <text:p>8861485</text:p>
          </table:table-cell>
          <table:table-cell office:value-type="float" office:value="49699862" calcext:value-type="float">
            <text:p>4969986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7.83%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8358728" calcext:value-type="float">
            <text:p>8358728</text:p>
          </table:table-cell>
          <table:table-cell office:value-type="float" office:value="10618303" calcext:value-type="float">
            <text:p>1061830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8.72%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7942864" calcext:value-type="float">
            <text:p>7942864</text:p>
          </table:table-cell>
          <table:table-cell office:value-type="float" office:value="8476005" calcext:value-type="float">
            <text:p>847600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93.71%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7799565" calcext:value-type="float">
            <text:p>7799565</text:p>
          </table:table-cell>
          <table:table-cell office:value-type="float" office:value="11159773" calcext:value-type="float">
            <text:p>1115977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69.89%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7763795" calcext:value-type="float">
            <text:p>7763795</text:p>
          </table:table-cell>
          <table:table-cell office:value-type="float" office:value="9827589" calcext:value-type="float">
            <text:p>982758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9.00%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7681957" calcext:value-type="float">
            <text:p>7681957</text:p>
          </table:table-cell>
          <table:table-cell office:value-type="float" office:value="8735453" calcext:value-type="float">
            <text:p>873545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87.94%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7622142" calcext:value-type="float">
            <text:p>7622142</text:p>
          </table:table-cell>
          <table:table-cell office:value-type="float" office:value="10329506" calcext:value-type="float">
            <text:p>1032950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3.79%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7548512" calcext:value-type="float">
            <text:p>7548512</text:p>
          </table:table-cell>
          <table:table-cell office:value-type="float" office:value="28250420" calcext:value-type="float">
            <text:p>2825042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6.72%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7461297" calcext:value-type="float">
            <text:p>7461297</text:p>
          </table:table-cell>
          <table:table-cell office:value-type="float" office:value="9721559" calcext:value-type="float">
            <text:p>972155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76.75%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7121116" calcext:value-type="float">
            <text:p>7121116</text:p>
          </table:table-cell>
          <table:table-cell office:value-type="float" office:value="20876917" calcext:value-type="float">
            <text:p>2087691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4.11%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7048231" calcext:value-type="float">
            <text:p>7048231</text:p>
          </table:table-cell>
          <table:table-cell office:value-type="float" office:value="9468338" calcext:value-type="float">
            <text:p>946833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4.44%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7011507" calcext:value-type="float">
            <text:p>7011507</text:p>
          </table:table-cell>
          <table:table-cell office:value-type="float" office:value="81339988" calcext:value-type="float">
            <text:p>8133998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.62%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6997472" calcext:value-type="float">
            <text:p>6997472</text:p>
          </table:table-cell>
          <table:table-cell office:value-type="float" office:value="10766998" calcext:value-type="float">
            <text:p>1076699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4.99%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6883796" calcext:value-type="float">
            <text:p>6883796</text:p>
          </table:table-cell>
          <table:table-cell office:value-type="float" office:value="16913503" calcext:value-type="float">
            <text:p>1691350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0.70%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6788737" calcext:value-type="float">
            <text:p>6788737</text:p>
          </table:table-cell>
          <table:table-cell office:value-type="float" office:value="8321570" calcext:value-type="float">
            <text:p>832157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81.58%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6585678" calcext:value-type="float">
            <text:p>6585678</text:p>
          </table:table-cell>
          <table:table-cell office:value-type="float" office:value="7364883" calcext:value-type="float">
            <text:p>736488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89.42%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6480202" calcext:value-type="float">
            <text:p>6480202</text:p>
          </table:table-cell>
          <table:table-cell office:value-type="float" office:value="9702353" calcext:value-type="float">
            <text:p>970235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66.79%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6400330" calcext:value-type="float">
            <text:p>6400330</text:p>
          </table:table-cell>
          <table:table-cell office:value-type="float" office:value="11532127" calcext:value-type="float">
            <text:p>11532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5.50%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6271270" calcext:value-type="float">
            <text:p>6271270</text:p>
          </table:table-cell>
          <table:table-cell office:value-type="float" office:value="29304998" calcext:value-type="float">
            <text:p>2930499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1.40%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6257430" calcext:value-type="float">
            <text:p>6257430</text:p>
          </table:table-cell>
          <table:table-cell office:value-type="float" office:value="18269868" calcext:value-type="float">
            <text:p>1826986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4.25%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6182411" calcext:value-type="float">
            <text:p>6182411</text:p>
          </table:table-cell>
          <table:table-cell office:value-type="float" office:value="8790574" calcext:value-type="float">
            <text:p>879057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.33%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6162217" calcext:value-type="float">
            <text:p>6162217</text:p>
          </table:table-cell>
          <table:table-cell office:value-type="float" office:value="29668834" calcext:value-type="float">
            <text:p>2966883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.77%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5638956" calcext:value-type="float">
            <text:p>5638956</text:p>
          </table:table-cell>
          <table:table-cell office:value-type="float" office:value="11484636" calcext:value-type="float">
            <text:p>1148463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49.10%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5580465" calcext:value-type="float">
            <text:p>5580465</text:p>
          </table:table-cell>
          <table:table-cell office:value-type="float" office:value="24053727" calcext:value-type="float">
            <text:p>2405372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3.20%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5567278" calcext:value-type="float">
            <text:p>5567278</text:p>
          </table:table-cell>
          <table:table-cell office:value-type="float" office:value="5733551" calcext:value-type="float">
            <text:p>573355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97.10%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5441827" calcext:value-type="float">
            <text:p>5441827</text:p>
          </table:table-cell>
          <table:table-cell office:value-type="float" office:value="16005373" calcext:value-type="float">
            <text:p>1600537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4.00%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5120225" calcext:value-type="float">
            <text:p>5120225</text:p>
          </table:table-cell>
          <table:table-cell office:value-type="float" office:value="5305383" calcext:value-type="float">
            <text:p>530538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96.51%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4843916" calcext:value-type="float">
            <text:p>4843916</text:p>
          </table:table-cell>
          <table:table-cell office:value-type="float" office:value="11051600" calcext:value-type="float">
            <text:p>1105160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43.83%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4831170" calcext:value-type="float">
            <text:p>4831170</text:p>
          </table:table-cell>
          <table:table-cell office:value-type="float" office:value="5523231" calcext:value-type="float">
            <text:p>552323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87.47%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4821119" calcext:value-type="float">
            <text:p>4821119</text:p>
          </table:table-cell>
          <table:table-cell office:value-type="float" office:value="5708844" calcext:value-type="float">
            <text:p>570884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4.45%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4760715" calcext:value-type="float">
            <text:p>4760715</text:p>
          </table:table-cell>
          <table:table-cell office:value-type="float" office:value="17094130" calcext:value-type="float">
            <text:p>1709413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7.85%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4755187" calcext:value-type="float">
            <text:p>4755187</text:p>
          </table:table-cell>
          <table:table-cell office:value-type="float" office:value="6082357" calcext:value-type="float">
            <text:p>608235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78.18%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4698108" calcext:value-type="float">
            <text:p>4698108</text:p>
          </table:table-cell>
          <table:table-cell office:value-type="float" office:value="15850567" calcext:value-type="float">
            <text:p>1585056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9.64%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4492326" calcext:value-type="float">
            <text:p>4492326</text:p>
          </table:table-cell>
          <table:table-cell office:value-type="float" office:value="7084571" calcext:value-type="float">
            <text:p>708457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63.41%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4472992" calcext:value-type="float">
            <text:p>4472992</text:p>
          </table:table-cell>
          <table:table-cell office:value-type="float" office:value="16529904" calcext:value-type="float">
            <text:p>1652990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7.06%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4446926" calcext:value-type="float">
            <text:p>4446926</text:p>
          </table:table-cell>
          <table:table-cell office:value-type="float" office:value="5447662" calcext:value-type="float">
            <text:p>544766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81.63%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4273353" calcext:value-type="float">
            <text:p>4273353</text:p>
          </table:table-cell>
          <table:table-cell office:value-type="float" office:value="4705818" calcext:value-type="float">
            <text:p>470581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90.81%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4271053" calcext:value-type="float">
            <text:p>4271053</text:p>
          </table:table-cell>
          <table:table-cell office:value-type="float" office:value="29784193" calcext:value-type="float">
            <text:p>2978419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4.34%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4160340" calcext:value-type="float">
            <text:p>4160340</text:p>
          </table:table-cell>
          <table:table-cell office:value-type="float" office:value="6811297" calcext:value-type="float">
            <text:p>681129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61.08%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4068194" calcext:value-type="float">
            <text:p>4068194</text:p>
          </table:table-cell>
          <table:table-cell office:value-type="float" office:value="35530081" calcext:value-type="float">
            <text:p>3553008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1.45%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4053797" calcext:value-type="float">
            <text:p>4053797</text:p>
          </table:table-cell>
          <table:table-cell office:value-type="float" office:value="4136528" calcext:value-type="float">
            <text:p>413652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8.00%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024552" calcext:value-type="float">
            <text:p>4024552</text:p>
          </table:table-cell>
          <table:table-cell office:value-type="float" office:value="4761657" calcext:value-type="float">
            <text:p>476165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84.52%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3717818" calcext:value-type="float">
            <text:p>3717818</text:p>
          </table:table-cell>
          <table:table-cell office:value-type="float" office:value="4636262" calcext:value-type="float">
            <text:p>463626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80.19%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3511549" calcext:value-type="float">
            <text:p>3511549</text:p>
          </table:table-cell>
          <table:table-cell office:value-type="float" office:value="4905769" calcext:value-type="float">
            <text:p>490576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71.58%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alestinian Authority</text:p>
          </table:table-cell>
          <table:table-cell office:value-type="float" office:value="3208312" calcext:value-type="float">
            <text:p>3208312</text:p>
          </table:table-cell>
          <table:table-cell office:value-type="float" office:value="4920724" calcext:value-type="float">
            <text:p>492072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65.20%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3083783" calcext:value-type="float">
            <text:p>3083783</text:p>
          </table:table-cell>
          <table:table-cell office:value-type="float" office:value="4051212" calcext:value-type="float">
            <text:p>40512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.12%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3047909" calcext:value-type="float">
            <text:p>3047909</text:p>
          </table:table-cell>
          <table:table-cell office:value-type="float" office:value="19193382" calcext:value-type="float">
            <text:p>1919338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5.88%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977793" calcext:value-type="float">
            <text:p>2977793</text:p>
          </table:table-cell>
          <table:table-cell office:value-type="float" office:value="9265067" calcext:value-type="float">
            <text:p>926506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32.14%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2811056" calcext:value-type="float">
            <text:p>2811056</text:p>
          </table:table-cell>
          <table:table-cell office:value-type="float" office:value="4189353" calcext:value-type="float">
            <text:p>418935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67.10%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2664928" calcext:value-type="float">
            <text:p>2664928</text:p>
          </table:table-cell>
          <table:table-cell office:value-type="float" office:value="3663131" calcext:value-type="float">
            <text:p>36631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72.75%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657770" calcext:value-type="float">
            <text:p>2657770</text:p>
          </table:table-cell>
          <table:table-cell office:value-type="float" office:value="12208407" calcext:value-type="float">
            <text:p>1220840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1.77%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566126" calcext:value-type="float">
            <text:p>2566126</text:p>
          </table:table-cell>
          <table:table-cell office:value-type="float" office:value="18622104" calcext:value-type="float">
            <text:p>18622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3.78%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2532059" calcext:value-type="float">
            <text:p>2532059</text:p>
          </table:table-cell>
          <table:table-cell office:value-type="float" office:value="2639211" calcext:value-type="float">
            <text:p>263921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95.94%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505948" calcext:value-type="float">
            <text:p>2505948</text:p>
          </table:table-cell>
          <table:table-cell office:value-type="float" office:value="25570895" calcext:value-type="float">
            <text:p>2557089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9.80%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2437026" calcext:value-type="float">
            <text:p>2437026</text:p>
          </table:table-cell>
          <table:table-cell office:value-type="float" office:value="3507017" calcext:value-type="float">
            <text:p>350701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69.49%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2371852" calcext:value-type="float">
            <text:p>2371852</text:p>
          </table:table-cell>
          <table:table-cell office:value-type="float" office:value="4098587" calcext:value-type="float">
            <text:p>409858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7.87%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366406" calcext:value-type="float">
            <text:p>2366406</text:p>
          </table:table-cell>
          <table:table-cell office:value-type="float" office:value="3912061" calcext:value-type="float">
            <text:p>391206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60.4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360269" calcext:value-type="float">
            <text:p>2360269</text:p>
          </table:table-cell>
          <table:table-cell office:value-type="float" office:value="3456750" calcext:value-type="float">
            <text:p>345675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68.28%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358540" calcext:value-type="float">
            <text:p>2358540</text:p>
          </table:table-cell>
          <table:table-cell office:value-type="float" office:value="18541980" calcext:value-type="float">
            <text:p>1854198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2.72%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2309235" calcext:value-type="float">
            <text:p>2309235</text:p>
          </table:table-cell>
          <table:table-cell office:value-type="float" office:value="6045117" calcext:value-type="float">
            <text:p>604511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38.20%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243448" calcext:value-type="float">
            <text:p>2243448</text:p>
          </table:table-cell>
          <table:table-cell office:value-type="float" office:value="2890297" calcext:value-type="float">
            <text:p>289029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77.62%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194985" calcext:value-type="float">
            <text:p>2194985</text:p>
          </table:table-cell>
          <table:table-cell office:value-type="float" office:value="21477348" calcext:value-type="float">
            <text:p>2147734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0.22%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105339" calcext:value-type="float">
            <text:p>2105339</text:p>
          </table:table-cell>
          <table:table-cell office:value-type="float" office:value="2930187" calcext:value-type="float">
            <text:p>293018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71.85%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2043110" calcext:value-type="float">
            <text:p>2043110</text:p>
          </table:table-cell>
          <table:table-cell office:value-type="float" office:value="2930450" calcext:value-type="float">
            <text:p>293045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69.72%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1993079" calcext:value-type="float">
            <text:p>1993079</text:p>
          </table:table-cell>
          <table:table-cell office:value-type="float" office:value="6377853" calcext:value-type="float">
            <text:p>637785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31.25%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1959127" calcext:value-type="float">
            <text:p>1959127</text:p>
          </table:table-cell>
          <table:table-cell office:value-type="float" office:value="8921343" calcext:value-type="float">
            <text:p>892134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1.96%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1749517" calcext:value-type="float">
            <text:p>1749517</text:p>
          </table:table-cell>
          <table:table-cell office:value-type="float" office:value="6858160" calcext:value-type="float">
            <text:p>685816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25.51%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1732218" calcext:value-type="float">
            <text:p>1732218</text:p>
          </table:table-cell>
          <table:table-cell office:value-type="float" office:value="6217581" calcext:value-type="float">
            <text:p>621758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7.86%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1640893" calcext:value-type="float">
            <text:p>1640893</text:p>
          </table:table-cell>
          <table:table-cell office:value-type="float" office:value="2079976" calcext:value-type="float">
            <text:p>207997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78.89%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float" office:value="1589659" calcext:value-type="float">
            <text:p>1589659</text:p>
          </table:table-cell>
          <table:table-cell office:value-type="float" office:value="2083160" calcext:value-type="float">
            <text:p>208316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76.31%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1585471" calcext:value-type="float">
            <text:p>1585471</text:p>
          </table:table-cell>
          <table:table-cell office:value-type="float" office:value="1949670" calcext:value-type="float">
            <text:p>194967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81.32%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578008" calcext:value-type="float">
            <text:p>1578008</text:p>
          </table:table-cell>
          <table:table-cell office:value-type="float" office:value="11175692" calcext:value-type="float">
            <text:p>1117569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4.12%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449758" calcext:value-type="float">
            <text:p>1449758</text:p>
          </table:table-cell>
          <table:table-cell office:value-type="float" office:value="12717176" calcext:value-type="float">
            <text:p>1271717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1.40%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1431090" calcext:value-type="float">
            <text:p>1431090</text:p>
          </table:table-cell>
          <table:table-cell office:value-type="float" office:value="1492584" calcext:value-type="float">
            <text:p>149258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95.88%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1409888" calcext:value-type="float">
            <text:p>1409888</text:p>
          </table:table-cell>
          <table:table-cell office:value-type="float" office:value="2890299" calcext:value-type="float">
            <text:p>289029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48.78%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1387116" calcext:value-type="float">
            <text:p>1387116</text:p>
          </table:table-cell>
          <table:table-cell office:value-type="float" office:value="6374616" calcext:value-type="float">
            <text:p>637461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1.76%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353986" calcext:value-type="float">
            <text:p>1353986</text:p>
          </table:table-cell>
          <table:table-cell office:value-type="float" office:value="10981229" calcext:value-type="float">
            <text:p>1098122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2.33%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1223591" calcext:value-type="float">
            <text:p>1223591</text:p>
          </table:table-cell>
          <table:table-cell office:value-type="float" office:value="5758075" calcext:value-type="float">
            <text:p>575807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21.25%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1153786" calcext:value-type="float">
            <text:p>1153786</text:p>
          </table:table-cell>
          <table:table-cell office:value-type="float" office:value="1309632" calcext:value-type="float">
            <text:p>130963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88.10%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1058744" calcext:value-type="float">
            <text:p>1058744</text:p>
          </table:table-cell>
          <table:table-cell office:value-type="float" office:value="1369125" calcext:value-type="float">
            <text:p>136912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77.33%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1019049" calcext:value-type="float">
            <text:p>1019049</text:p>
          </table:table-cell>
          <table:table-cell office:value-type="float" office:value="2025137" calcext:value-type="float">
            <text:p>202513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50.32%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1003542" calcext:value-type="float">
            <text:p>1003542</text:p>
          </table:table-cell>
          <table:table-cell office:value-type="float" office:value="12575714" calcext:value-type="float">
            <text:p>1257571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7.98%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1000575" calcext:value-type="float">
            <text:p>1000575</text:p>
          </table:table-cell>
          <table:table-cell office:value-type="float" office:value="7557212" calcext:value-type="float">
            <text:p>755721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3.24%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968500" calcext:value-type="float">
            <text:p>968500</text:p>
          </table:table-cell>
          <table:table-cell office:value-type="float" office:value="14899994" calcext:value-type="float">
            <text:p>1489999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6.50%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963795" calcext:value-type="float">
            <text:p>963795</text:p>
          </table:table-cell>
          <table:table-cell office:value-type="float" office:value="7797694" calcext:value-type="float">
            <text:p>779769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12.36%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952369" calcext:value-type="float">
            <text:p>952369</text:p>
          </table:table-cell>
          <table:table-cell office:value-type="float" office:value="1179551" calcext:value-type="float">
            <text:p>117955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80.74%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948977" calcext:value-type="float">
            <text:p>948977</text:p>
          </table:table-cell>
          <table:table-cell office:value-type="float" office:value="2291661" calcext:value-type="float">
            <text:p>229166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41.41%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933450" calcext:value-type="float">
            <text:p>933450</text:p>
          </table:table-cell>
          <table:table-cell office:value-type="float" office:value="2533794" calcext:value-type="float">
            <text:p>253379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36.84%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924955" calcext:value-type="float">
            <text:p>924955</text:p>
          </table:table-cell>
          <table:table-cell office:value-type="float" office:value="8251162" calcext:value-type="float">
            <text:p>825116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1.21%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919398" calcext:value-type="float">
            <text:p>919398</text:p>
          </table:table-cell>
          <table:table-cell office:value-type="float" office:value="4420184" calcext:value-type="float">
            <text:p>442018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20.80%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729236" calcext:value-type="float">
            <text:p>729236</text:p>
          </table:table-cell>
          <table:table-cell office:value-type="float" office:value="3075647" calcext:value-type="float">
            <text:p>307564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23.71%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702911" calcext:value-type="float">
            <text:p>702911</text:p>
          </table:table-cell>
          <table:table-cell office:value-type="float" office:value="1265138" calcext:value-type="float">
            <text:p>126513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55.56%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665312" calcext:value-type="float">
            <text:p>665312</text:p>
          </table:table-cell>
          <table:table-cell office:value-type="float" office:value="2233339" calcext:value-type="float">
            <text:p>223333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29.79%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607311" calcext:value-type="float">
            <text:p>607311</text:p>
          </table:table-cell>
          <table:table-cell office:value-type="float" office:value="10864245" calcext:value-type="float">
            <text:p>1086424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5.59%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570794" calcext:value-type="float">
            <text:p>570794</text:p>
          </table:table-cell>
          <table:table-cell office:value-type="float" office:value="583455" calcext:value-type="float">
            <text:p>58345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97.83%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532849" calcext:value-type="float">
            <text:p>532849</text:p>
          </table:table-cell>
          <table:table-cell office:value-type="float" office:value="956985" calcext:value-type="float">
            <text:p>95698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5.68%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517789" calcext:value-type="float">
            <text:p>517789</text:p>
          </table:table-cell>
          <table:table-cell office:value-type="float" office:value="622567" calcext:value-type="float">
            <text:p>62256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83.17%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Republic of the Congo</text:p>
          </table:table-cell>
          <table:table-cell office:value-type="float" office:value="455055" calcext:value-type="float">
            <text:p>455055</text:p>
          </table:table-cell>
          <table:table-cell office:value-type="float" office:value="5260750" calcext:value-type="float">
            <text:p>526075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8.65%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452479" calcext:value-type="float">
            <text:p>452479</text:p>
          </table:table-cell>
          <table:table-cell office:value-type="float" office:value="905502" calcext:value-type="float">
            <text:p>90550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49.97%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448260" calcext:value-type="float">
            <text:p>448260</text:p>
          </table:table-cell>
          <table:table-cell office:value-type="float" office:value="628960" calcext:value-type="float">
            <text:p>62896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71.27%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The Gambia</text:p>
          </table:table-cell>
          <table:table-cell office:value-type="float" office:value="416753" calcext:value-type="float">
            <text:p>416753</text:p>
          </table:table-cell>
          <table:table-cell office:value-type="float" office:value="2100568" calcext:value-type="float">
            <text:p>210056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19.84%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414278" calcext:value-type="float">
            <text:p>414278</text:p>
          </table:table-cell>
          <table:table-cell office:value-type="float" office:value="1367254" calcext:value-type="float">
            <text:p>136725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30.30%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Brunei</text:p>
          </table:table-cell>
          <table:table-cell office:value-type="float" office:value="406705" calcext:value-type="float">
            <text:p>406705</text:p>
          </table:table-cell>
          <table:table-cell office:value-type="float" office:value="428697" calcext:value-type="float">
            <text:p>42869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94.87%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388541" calcext:value-type="float">
            <text:p>388541</text:p>
          </table:table-cell>
          <table:table-cell office:value-type="float" office:value="807610" calcext:value-type="float">
            <text:p>80761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48.11%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377607" calcext:value-type="float">
            <text:p>377607</text:p>
          </table:table-cell>
          <table:table-cell office:value-type="float" office:value="4731906" calcext:value-type="float">
            <text:p>473190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7.98%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Timor Leste</text:p>
          </table:table-cell>
          <table:table-cell office:value-type="float" office:value="356356" calcext:value-type="float">
            <text:p>356356</text:p>
          </table:table-cell>
          <table:table-cell office:value-type="float" office:value="1296311" calcext:value-type="float">
            <text:p>129631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27.49%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344970" calcext:value-type="float">
            <text:p>344970</text:p>
          </table:table-cell>
          <table:table-cell office:value-type="float" office:value="430835" calcext:value-type="float">
            <text:p>43083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80.07%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float" office:value="336057" calcext:value-type="float">
            <text:p>336057</text:p>
          </table:table-cell>
          <table:table-cell office:value-type="float" office:value="395361" calcext:value-type="float">
            <text:p>39536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85.00%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332642" calcext:value-type="float">
            <text:p>332642</text:p>
          </table:table-cell>
          <table:table-cell office:value-type="float" office:value="1267689" calcext:value-type="float">
            <text:p>126768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26.24%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329196" calcext:value-type="float">
            <text:p>329196</text:p>
          </table:table-cell>
          <table:table-cell office:value-type="float" office:value="335025" calcext:value-type="float">
            <text:p>33502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98.26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312315" calcext:value-type="float">
            <text:p>312315</text:p>
          </table:table-cell>
          <table:table-cell office:value-type="float" office:value="546388" calcext:value-type="float">
            <text:p>54638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57.16%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294851" calcext:value-type="float">
            <text:p>294851</text:p>
          </table:table-cell>
          <table:table-cell office:value-type="float" office:value="14742523" calcext:value-type="float">
            <text:p>1474252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2.00%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90375" calcext:value-type="float">
            <text:p>290375</text:p>
          </table:table-cell>
          <table:table-cell office:value-type="float" office:value="777859" calcext:value-type="float">
            <text:p>777859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37.33%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275785" calcext:value-type="float">
            <text:p>275785</text:p>
          </table:table-cell>
          <table:table-cell office:value-type="float" office:value="563402" calcext:value-type="float">
            <text:p>56340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48.95%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275717" calcext:value-type="float">
            <text:p>275717</text:p>
          </table:table-cell>
          <table:table-cell office:value-type="float" office:value="436330" calcext:value-type="float">
            <text:p>43633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63.19%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33604" calcext:value-type="float">
            <text:p>233604</text:p>
          </table:table-cell>
          <table:table-cell office:value-type="float" office:value="285719" calcext:value-type="float">
            <text:p>2857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81.76%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float" office:value="226557" calcext:value-type="float">
            <text:p>226557</text:p>
          </table:table-cell>
          <table:table-cell office:value-type="float" office:value="276255" calcext:value-type="float">
            <text:p>27625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82.01%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float" office:value="205746" calcext:value-type="float">
            <text:p>205746</text:p>
          </table:table-cell>
          <table:table-cell office:value-type="float" office:value="283007" calcext:value-type="float">
            <text:p>283007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72.70%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202204" calcext:value-type="float">
            <text:p>202204</text:p>
          </table:table-cell>
          <table:table-cell office:value-type="float" office:value="4659080" calcext:value-type="float">
            <text:p>465908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4.34%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176400" calcext:value-type="float">
            <text:p>176400</text:p>
          </table:table-cell>
          <table:table-cell office:value-type="float" office:value="374681" calcext:value-type="float">
            <text:p>37468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47.08%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float" office:value="132221" calcext:value-type="float">
            <text:p>132221</text:p>
          </table:table-cell>
          <table:table-cell office:value-type="float" office:value="164229" calcext:value-type="float">
            <text:p>16422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80.51%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102285" calcext:value-type="float">
            <text:p>102285</text:p>
          </table:table-cell>
          <table:table-cell office:value-type="float" office:value="105264" calcext:value-type="float">
            <text:p>10526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97.17%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90889" calcext:value-type="float">
            <text:p>90889</text:p>
          </table:table-cell>
          <table:table-cell office:value-type="float" office:value="178844" calcext:value-type="float">
            <text:p>17884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50.82%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77529" calcext:value-type="float">
            <text:p>77529</text:p>
          </table:table-cell>
          <table:table-cell office:value-type="float" office:value="102012" calcext:value-type="float">
            <text:p>102012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76.00%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float" office:value="76095" calcext:value-type="float">
            <text:p>76095</text:p>
          </table:table-cell>
          <table:table-cell office:value-type="float" office:value="76965" calcext:value-type="float">
            <text:p>76965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98.87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73148" calcext:value-type="float">
            <text:p>73148</text:p>
          </table:table-cell>
          <table:table-cell office:value-type="float" office:value="1861283" calcext:value-type="float">
            <text:p>186128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.93%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72872" calcext:value-type="float">
            <text:p>72872</text:p>
          </table:table-cell>
          <table:table-cell office:value-type="float" office:value="611343" calcext:value-type="float">
            <text:p>611343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11.92%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72048" calcext:value-type="float">
            <text:p>72048</text:p>
          </table:table-cell>
          <table:table-cell office:value-type="float" office:value="109897" calcext:value-type="float">
            <text:p>10989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65.56%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71050" calcext:value-type="float">
            <text:p>71050</text:p>
          </table:table-cell>
          <table:table-cell office:value-type="float" office:value="276244" calcext:value-type="float">
            <text:p>276244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25.72%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69020" calcext:value-type="float">
            <text:p>69020</text:p>
          </table:table-cell>
          <table:table-cell office:value-type="float" office:value="813912" calcext:value-type="float">
            <text:p>81391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8.48%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U.S. Virgin Islands</text:p>
          </table:table-cell>
          <table:table-cell office:value-type="float" office:value="67535" calcext:value-type="float">
            <text:p>67535</text:p>
          </table:table-cell>
          <table:table-cell office:value-type="float" office:value="104901" calcext:value-type="float">
            <text:p>10490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64.38%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66402" calcext:value-type="float">
            <text:p>66402</text:p>
          </table:table-cell>
          <table:table-cell office:value-type="float" office:value="5068831" calcext:value-type="float">
            <text:p>506883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.31%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office:value-type="float" office:value="66023" calcext:value-type="float">
            <text:p>66023</text:p>
          </table:table-cell>
          <table:table-cell office:value-type="float" office:value="196440" calcext:value-type="float">
            <text:p>19644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33.61%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63692" calcext:value-type="float">
            <text:p>63692</text:p>
          </table:table-cell>
          <table:table-cell office:value-type="float" office:value="107825" calcext:value-type="float">
            <text:p>10782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59.07%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ão Tomé and Príncipe</text:p>
          </table:table-cell>
          <table:table-cell office:value-type="float" office:value="61155" calcext:value-type="float">
            <text:p>61155</text:p>
          </table:table-cell>
          <table:table-cell office:value-type="float" office:value="204327" calcext:value-type="float">
            <text:p>20432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29.93%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60349" calcext:value-type="float">
            <text:p>60349</text:p>
          </table:table-cell>
          <table:table-cell office:value-type="float" office:value="61349" calcext:value-type="float">
            <text:p>6134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98.37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55677" calcext:value-type="float">
            <text:p>55677</text:p>
          </table:table-cell>
          <table:table-cell office:value-type="float" office:value="94737" calcext:value-type="float">
            <text:p>94737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58.77%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51467" calcext:value-type="float">
            <text:p>51467</text:p>
          </table:table-cell>
          <table:table-cell office:value-type="float" office:value="73925" calcext:value-type="float">
            <text:p>7392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69.62%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float" office:value="49906" calcext:value-type="float">
            <text:p>49906</text:p>
          </table:table-cell>
          <table:table-cell office:value-type="float" office:value="61559" calcext:value-type="float">
            <text:p>61559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81.07%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aroe Islands</text:p>
          </table:table-cell>
          <table:table-cell office:value-type="float" office:value="48097" calcext:value-type="float">
            <text:p>48097</text:p>
          </table:table-cell>
          <table:table-cell office:value-type="float" office:value="49290" calcext:value-type="float">
            <text:p>4929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97.58%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float" office:value="44669" calcext:value-type="float">
            <text:p>44669</text:p>
          </table:table-cell>
          <table:table-cell office:value-type="float" office:value="55345" calcext:value-type="float">
            <text:p>55345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80.71%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44558" calcext:value-type="float">
            <text:p>44558</text:p>
          </table:table-cell>
          <table:table-cell office:value-type="float" office:value="108020" calcext:value-type="float">
            <text:p>10802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41.25%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Greenland</text:p>
          </table:table-cell>
          <table:table-cell office:value-type="float" office:value="39242" calcext:value-type="float">
            <text:p>39242</text:p>
          </table:table-cell>
          <table:table-cell office:value-type="float" office:value="56480" calcext:value-type="float">
            <text:p>5648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69.48%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Jersey</text:p>
          </table:table-cell>
          <table:table-cell office:value-type="float" office:value="38958" calcext:value-type="float">
            <text:p>38958</text:p>
          </table:table-cell>
          <table:table-cell office:value-type="float" office:value="165314" calcext:value-type="float">
            <text:p>165314</text:p>
          </table:table-cell>
          <table:table-cell office:value-type="float" office:value="198" calcext:value-type="float">
            <text:p>198</text:p>
          </table:table-cell>
          <table:table-cell table:style-name="Default" office:value-type="string" calcext:value-type="string">
            <text:p>41.03% (2012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float" office:value="37553" calcext:value-type="float">
            <text:p>37553</text:p>
          </table:table-cell>
          <table:table-cell office:value-type="float" office:value="38695" calcext:value-type="float">
            <text:p>3869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97.05%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cronesia, Federated States of</text:p>
          </table:table-cell>
          <table:table-cell office:value-type="float" office:value="37257" calcext:value-type="float">
            <text:p>37257</text:p>
          </table:table-cell>
          <table:table-cell office:value-type="float" office:value="105544" calcext:value-type="float">
            <text:p>1055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35.30%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float" office:value="37201" calcext:value-type="float">
            <text:p>37201</text:p>
          </table:table-cell>
          <table:table-cell office:value-type="float" office:value="37922" calcext:value-type="float">
            <text:p>3792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98.10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 office:value-type="float" office:value="32494" calcext:value-type="float">
            <text:p>32494</text:p>
          </table:table-cell>
          <table:table-cell office:value-type="float" office:value="34571" calcext:value-type="float">
            <text:p>34571</text:p>
          </table:table-cell>
          <table:table-cell office:value-type="float" office:value="202" calcext:value-type="float">
            <text:p>202</text:p>
          </table:table-cell>
          <table:table-cell table:style-name="Default" office:value-type="string" calcext:value-type="string">
            <text:p>94.44% (2016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float" office:value="20560" calcext:value-type="float">
            <text:p>20560</text:p>
          </table:table-cell>
          <table:table-cell office:value-type="float" office:value="53127" calcext:value-type="float">
            <text:p>53127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38.70%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office:value-type="float" office:value="20100" calcext:value-type="float">
            <text:p>20100</text:p>
          </table:table-cell>
          <table:table-cell office:value-type="float" office:value="33400" calcext:value-type="float">
            <text:p>3340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60.18%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office:value-type="float" office:value="16971" calcext:value-type="float">
            <text:p>16971</text:p>
          </table:table-cell>
          <table:table-cell office:value-type="float" office:value="116398" calcext:value-type="float">
            <text:p>116398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14.58%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British Virgin Islands</text:p>
          </table:table-cell>
          <table:table-cell office:value-type="float" office:value="14456" calcext:value-type="float">
            <text:p>14456</text:p>
          </table:table-cell>
          <table:table-cell office:value-type="float" office:value="31196" calcext:value-type="float">
            <text:p>31196</text:p>
          </table:table-cell>
          <table:table-cell office:value-type="float" office:value="206" calcext:value-type="float">
            <text:p>206</text:p>
          </table:table-cell>
          <table:table-cell table:style-name="Default" office:value-type="string" calcext:value-type="string">
            <text:p>37.60% (2012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Anguilla</text:p>
          </table:table-cell>
          <table:table-cell office:value-type="float" office:value="12043" calcext:value-type="float">
            <text:p>12043</text:p>
          </table:table-cell>
          <table:table-cell office:value-type="float" office:value="14909" calcext:value-type="float">
            <text:p>14909</text:p>
          </table:table-cell>
          <table:table-cell office:value-type="float" office:value="207" calcext:value-type="float">
            <text:p>207</text:p>
          </table:table-cell>
          <table:table-cell table:style-name="Default" office:value-type="string" calcext:value-type="string">
            <text:p>81.57% (2016)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auru</text:p>
          </table:table-cell>
          <table:table-cell office:value-type="float" office:value="6475" calcext:value-type="float">
            <text:p>6475</text:p>
          </table:table-cell>
          <table:table-cell office:value-type="float" office:value="11359" calcext:value-type="float">
            <text:p>11359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57.00%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office:value-type="float" office:value="5520" calcext:value-type="float">
            <text:p>5520</text:p>
          </table:table-cell>
          <table:table-cell office:value-type="float" office:value="11192" calcext:value-type="float">
            <text:p>11192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49.32%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Saint Helena</text:p>
          </table:table-cell>
          <table:table-cell office:value-type="float" office:value="2906" calcext:value-type="float">
            <text:p>2906</text:p>
          </table:table-cell>
          <table:table-cell office:value-type="float" office:value="4534" calcext:value-type="float">
            <text:p>4534</text:p>
          </table:table-cell>
          <table:table-cell office:value-type="float" office:value="210" calcext:value-type="float">
            <text:p>210</text:p>
          </table:table-cell>
          <table:table-cell table:style-name="Default" office:value-type="string" calcext:value-type="string">
            <text:p>37.60% (2012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alkland Islands</text:p>
          </table:table-cell>
          <table:table-cell office:value-type="float" office:value="2881" calcext:value-type="float">
            <text:p>2881</text:p>
          </table:table-cell>
          <table:table-cell office:value-type="float" office:value="2910" calcext:value-type="float">
            <text:p>2910</text:p>
          </table:table-cell>
          <table:table-cell office:value-type="float" office:value="211" calcext:value-type="float">
            <text:p>211</text:p>
          </table:table-cell>
          <table:table-cell table:style-name="Default" office:value-type="string" calcext:value-type="string">
            <text:p>99.02% (2016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ontserrat</text:p>
          </table:table-cell>
          <table:table-cell office:value-type="float" office:value="2833" calcext:value-type="float">
            <text:p>2833</text:p>
          </table:table-cell>
          <table:table-cell office:value-type="float" office:value="5177" calcext:value-type="float">
            <text:p>5177</text:p>
          </table:table-cell>
          <table:table-cell office:value-type="float" office:value="212" calcext:value-type="float">
            <text:p>212</text:p>
          </table:table-cell>
          <table:table-cell table:style-name="Default" office:value-type="string" calcext:value-type="string">
            <text:p>54.55% (2013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Wallis and Futuna</text:p>
          </table:table-cell>
          <table:table-cell office:value-type="float" office:value="1383" calcext:value-type="float">
            <text:p>1383</text:p>
          </table:table-cell>
          <table:table-cell office:value-type="float" office:value="11773" calcext:value-type="float">
            <text:p>11773</text:p>
          </table:table-cell>
          <table:table-cell office:value-type="float" office:value="213" calcext:value-type="float">
            <text:p>213</text:p>
          </table:table-cell>
          <table:table-cell table:style-name="Default" office:value-type="string" calcext:value-type="string">
            <text:p>8.95% (2012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iue</text:p>
          </table:table-cell>
          <table:table-cell office:value-type="float" office:value="1034" calcext:value-type="float">
            <text:p>1034</text:p>
          </table:table-cell>
          <table:table-cell office:value-type="float" office:value="1618" calcext:value-type="float">
            <text:p>1618</text:p>
          </table:table-cell>
          <table:table-cell office:value-type="float" office:value="214" calcext:value-type="float">
            <text:p>214</text:p>
          </table:table-cell>
          <table:table-cell table:style-name="Default" office:value-type="string" calcext:value-type="string">
            <text:p>86.90% (2013)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scension</text:p>
          </table:table-cell>
          <table:table-cell office:value-type="float" office:value="361" calcext:value-type="float">
            <text:p>361</text:p>
          </table:table-cell>
          <table:table-cell office:value-type="float" office:value="806" calcext:value-type="float">
            <text:p>806</text:p>
          </table:table-cell>
          <table:table-cell office:value-type="float" office:value="215" calcext:value-type="float">
            <text:p>215</text:p>
          </table:table-cell>
          <table:table-cell table:style-name="Default" office:value-type="string" calcext:value-type="string">
            <text:p>41.03% (2012)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01T14:09:01.900108488</dc:date>
    <meta:editing-duration>PT2M33S</meta:editing-duration>
    <meta:editing-cycles>1</meta:editing-cycles>
    <meta:generator>LibreOffice/6.0.7.3$Linux_X86_64 LibreOffice_project/00m0$Build-3</meta:generator>
    <meta:document-statistic meta:table-count="1" meta:cell-count="1296" meta:object-count="0"/>
  </office:meta>
</office:document-meta>
</file>